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José María Ramírez Gonzál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.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.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.08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.1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.1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4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7:31:41.5849570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1-14T17:33:20.339716808</dc:date>
    <meta:editing-cycles>13</meta:editing-cycles>
    <meta:editing-duration>PT6H54M5S</meta:editing-duration>
    <meta:document-statistic meta:table-count="1" meta:cell-count="150" meta:object-count="0"/>
  </office:meta>
</office:document-meta>
</file>